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90000016161A8EC3C84DA0A8A.png" manifest:media-type="image/png"/>
  <manifest:file-entry manifest:full-path="Pictures/1000B18C00003423000028488A791A62693C8729.svg" manifest:media-type="image/svg+xml"/>
  <manifest:file-entry manifest:full-path="Pictures/10001DEC000005EF00000481B8953B88B0E7009E.svg" manifest:media-type="image/svg+xml"/>
  <manifest:file-entry manifest:full-path="Pictures/1000020100000034000000273C4947ED8CCEDA12.png" manifest:media-type="image/png"/>
  <manifest:file-entry manifest:full-path="Pictures/100034D7000008D800000648BF97BECB94229F2F.svg" manifest:media-type="image/svg+xml"/>
  <manifest:file-entry manifest:full-path="Pictures/100002010000004E000000371838C0550AC9F9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66cc" draw:textarea-horizontal-align="justify" draw:textarea-vertical-align="middle" draw:auto-grow-height="false" fo:min-height="0.251cm" fo:min-width="1.876cm" fo:wrap-option="no-wrap"/>
    </style:style>
    <style:style style:name="gr5" style:family="graphic" style:parent-style-name="objectwithoutfill">
      <style:graphic-properties svg:stroke-width="0.035cm" svg:stroke-color="#cc0000" draw:marker-start="Rounded_20_short_20_Arrow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cc0000" draw:marker-start="Rounded_20_short_20_Arrow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cc0000" draw:textarea-horizontal-align="justify" draw:textarea-vertical-align="middle" draw:auto-grow-height="false" fo:min-height="0.626cm" fo:min-width="1.876cm" fo:wrap-option="no-wrap"/>
    </style:style>
    <style:style style:name="gr8" style:family="graphic" style:parent-style-name="standard">
      <style:graphic-properties draw:stroke="none" draw:fill-color="#339999" draw:textarea-horizontal-align="justify" draw:textarea-vertical-align="middle" draw:auto-grow-height="false" fo:min-height="0.126cm" fo:min-width="1.7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0066cc"/>
      <style:paragraph-properties fo:text-align="center"/>
      <style:text-properties fo:color="#ffffff" style:font-name="Hack"/>
    </style:style>
    <style:style style:name="P5" style:family="paragraph">
      <loext:graphic-properties draw:fill-color="#cc0000"/>
      <style:paragraph-properties fo:text-align="center"/>
      <style:text-properties fo:color="#ffffff" style:font-name="Hack"/>
    </style:style>
    <style:style style:name="P6" style:family="paragraph">
      <loext:graphic-properties draw:fill-color="#339999"/>
      <style:paragraph-properties fo:text-align="center"/>
      <style:text-properties fo:color="#ffffff" style:font-name="Hack" fo:font-size="12pt" fo:font-style="normal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0pt" style:font-size-asian="10pt" style:font-size-complex="10pt"/>
    </style:style>
    <style:style style:name="T2" style:family="text">
      <style:text-properties fo:color="#ffffff" style:font-name="Hack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3cm" svg:y1="6.151cm" svg:x2="10.3cm" svg:y2="6.875cm">
          <text:p/>
        </draw:line>
        <draw:line draw:style-name="gr1" draw:text-style-name="P1" draw:layer="layout" svg:x1="3.5cm" svg:y1="6.151cm" svg:x2="3.5cm" svg:y2="6.875cm">
          <text:p/>
        </draw:line>
        <draw:line draw:style-name="gr1" draw:text-style-name="P1" draw:layer="layout" svg:x1="9.85cm" svg:y1="5.725cm" svg:x2="3.75cm" svg:y2="2.625cm">
          <text:p/>
        </draw:line>
        <draw:line draw:style-name="gr1" draw:text-style-name="P1" draw:layer="layout" svg:x1="3.75cm" svg:y1="5.625cm" svg:x2="9.75cm" svg:y2="2.625cm">
          <text:p/>
        </draw:line>
        <draw:line draw:style-name="gr1" draw:text-style-name="P1" draw:layer="layout" svg:x1="4cm" svg:y1="2.5cm" svg:x2="9.625cm" svg:y2="2.5cm">
          <text:p/>
        </draw:line>
        <draw:frame draw:style-name="gr2" draw:text-style-name="P2" draw:layer="layout" svg:width="1.2cm" svg:height="0.91cm" svg:x="3cm" svg:y="2cm">
          <draw:image xlink:href="Pictures/10001DEC000005EF00000481B8953B88B0E7009E.svg" xlink:type="simple" xlink:show="embed" xlink:actuate="onLoad">
            <text:p text:style-name="P2"/>
          </draw:image>
          <draw:image xlink:href="Pictures/1000020100000034000000273C4947ED8CCEDA12.png" xlink:type="simple" xlink:show="embed" xlink:actuate="onLoad"/>
        </draw:frame>
        <draw:line draw:style-name="gr1" draw:text-style-name="P1" draw:layer="layout" svg:x1="3.5cm" svg:y1="2.75cm" svg:x2="3.5cm" svg:y2="5.625cm">
          <text:p/>
        </draw:line>
        <draw:frame draw:style-name="gr3" draw:text-style-name="P2" draw:layer="layout" svg:width="1.2cm" svg:height="0.91cm" svg:x="3cm" svg:y="5.5cm">
          <draw:image xlink:href="Pictures/10001DEC000005EF00000481B8953B88B0E7009E.svg" xlink:type="simple" xlink:show="embed" xlink:actuate="onLoad">
            <text:p/>
          </draw:image>
          <draw:image xlink:href="Pictures/1000020100000034000000273C4947ED8CCEDA12.png" xlink:type="simple" xlink:show="embed" xlink:actuate="onLoad"/>
        </draw:frame>
        <draw:line draw:style-name="gr1" draw:text-style-name="P1" draw:layer="layout" svg:x1="10cm" svg:y1="2.751cm" svg:x2="10cm" svg:y2="5.626cm">
          <text:p/>
        </draw:line>
        <draw:frame draw:style-name="gr3" draw:text-style-name="P2" draw:layer="layout" svg:width="1.2cm" svg:height="0.91cm" svg:x="9.5cm" svg:y="5.5cm">
          <draw:image xlink:href="Pictures/10001DEC000005EF00000481B8953B88B0E7009E.svg" xlink:type="simple" xlink:show="embed" xlink:actuate="onLoad">
            <text:p/>
          </draw:image>
          <draw:image xlink:href="Pictures/1000020100000034000000273C4947ED8CCEDA12.png" xlink:type="simple" xlink:show="embed" xlink:actuate="onLoad"/>
        </draw:frame>
        <draw:frame draw:style-name="gr3" draw:text-style-name="P2" draw:layer="layout" svg:width="1.2cm" svg:height="0.91cm" svg:x="9.5cm" svg:y="2cm">
          <draw:image xlink:href="Pictures/10001DEC000005EF00000481B8953B88B0E7009E.svg" xlink:type="simple" xlink:show="embed" xlink:actuate="onLoad">
            <text:p/>
          </draw:image>
          <draw:image xlink:href="Pictures/1000020100000034000000273C4947ED8CCEDA12.png" xlink:type="simple" xlink:show="embed" xlink:actuate="onLoad"/>
        </draw:frame>
        <draw:custom-shape draw:style-name="gr4" draw:text-style-name="P4" draw:layer="layout" svg:width="2.375cm" svg:height="0.5cm" svg:x="10.25cm" svg:y="2.875cm">
          <text:p text:style-name="P3"><text:span text:style-name="T1">commutateur</text:span></text:p>
          <draw:enhanced-geometry svg:viewBox="0 0 21600 21600" draw:glue-points="10800 0 0 10800 10800 21600 21600 10800 ?f40 ?f41" draw:text-areas="0 0 21600 21600" draw:type="rectangular-callout" draw:modifiers="2072.72727272727 -10907.7844311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3.75cm" svg:y1="6.625cm" svg:x2="3.775cm" svg:y2="4.875cm">
          <text:p/>
        </draw:line>
        <draw:frame draw:style-name="gr3" draw:text-style-name="P2" draw:layer="layout" svg:width="1.8cm" svg:height="1.28cm" svg:x="2.7cm" svg:y="6.845cm">
          <draw:image xlink:href="Pictures/100034D7000008D800000648BF97BECB94229F2F.svg" xlink:type="simple" xlink:show="embed" xlink:actuate="onLoad">
            <text:p/>
          </draw:image>
          <draw:image xlink:href="Pictures/100002010000004E000000371838C0550AC9F945.png" xlink:type="simple" xlink:show="embed" xlink:actuate="onLoad"/>
        </draw:frame>
        <draw:frame draw:style-name="gr3" draw:text-style-name="P2" draw:layer="layout" svg:width="1.8cm" svg:height="1.39cm" svg:x="9.325cm" svg:y="6.75cm">
          <draw:image xlink:href="Pictures/1000B18C00003423000028488A791A62693C8729.svg" xlink:type="simple" xlink:show="embed" xlink:actuate="onLoad">
            <text:p/>
          </draw:image>
          <draw:image xlink:href="Pictures/10000201000001C90000016161A8EC3C84DA0A8A.png" xlink:type="simple" xlink:show="embed" xlink:actuate="onLoad"/>
        </draw:frame>
        <draw:path draw:style-name="gr6" draw:text-style-name="P1" draw:layer="layout" svg:width="0.428cm" svg:height="1.124cm" draw:transform="rotate (1.5707963267949) translate (3.375cm 2.929cm)" svg:viewBox="0 0 429 1125" svg:d="M125 0c750 0-125 1125-125 1125">
          <text:p/>
        </draw:path>
        <draw:path draw:style-name="gr6" draw:text-style-name="P1" draw:layer="layout" svg:width="1.844cm" svg:height="0.614cm" draw:transform="rotate (-0.463733982254893) translate (8.74700001144529cm 5.24999997711437cm)" svg:viewBox="0 0 1845 615" svg:d="M0 0c1677 0 1845 615 1845 615">
          <text:p/>
        </draw:path>
        <draw:custom-shape draw:style-name="gr7" draw:text-style-name="P5" draw:layer="layout" svg:width="2.375cm" svg:height="0.875cm" svg:x="4.625cm" svg:y="5.5cm">
          <text:p text:style-name="P3"><text:span text:style-name="T1">Circuit</text:span></text:p>
          <text:p text:style-name="P3"><text:span text:style-name="T1">full-duplex</text:span></text:p>
          <draw:enhanced-geometry svg:viewBox="0 0 21600 21600" draw:glue-points="10800 0 0 10800 10800 21600 21600 10800 ?f40 ?f41" draw:text-areas="0 0 21600 21600" draw:type="rectangular-callout" draw:modifiers="-7481.81818181818 -295.890410958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2.25cm" svg:height="0.375cm" draw:transform="rotate (1.5707963267949) translate (2.875cm 6.7cm)">
          <text:p text:style-name="P2"><text:span text:style-name="T2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2.25cm" svg:height="0.375cm" draw:transform="rotate (-0.475078622392857) translate (5.249cm 2.875cm)">
          <text:p text:style-name="P2"><text:span text:style-name="T2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2.25cm" svg:height="0.375cm" draw:transform="rotate (-1.56364047686172) translate (10.866cm 4.749cm)">
          <text:p text:style-name="P2"><text:span text:style-name="T2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02-15T08:58:23.886325538</meta:creation-date>
    <dc:date>2017-02-15T09:45:45.748919548</dc:date>
    <dc:creator>Philippe Latu</dc:creator>
    <meta:editing-duration>PT25M46S</meta:editing-duration>
    <meta:editing-cycles>2</meta:editing-cycles>
    <meta:generator>LibreOffice/5.2.5.1$Linux_X86_64 LibreOffice_project/20m0$Build-1</meta:generator>
    <meta:document-statistic meta:object-count="21"/>
  </office:meta>
</office:document-meta>
</file>